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ReferencesId.NodeReferencesId( NodeId targ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ReferencesId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References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Id.NodeReferencesId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deReferencesId.getTar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Id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